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9" style:family="paragraph" style:parent-style-name="Preformatted_20_Text">
      <style:paragraph-properties fo:margin-top="0cm" fo:margin-bottom="0cm" loext:contextual-spacing="false"/>
      <style:text-properties officeooo:paragraph-rsid="001a9083"/>
    </style:style>
    <style:style style:name="P10" style:family="paragraph" style:parent-style-name="Preformatted_20_Text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officeooo:paragraph-rsid="001a9083"/>
    </style:style>
    <style:style style:name="P11" style:family="paragraph" style:parent-style-name="Preformatted_20_Text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loext:padding="0cm" loext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import boto3</text:p>
      <text:p text:style-name="P7">client = boto3.client('elb','us-east-1')</text:p>
      <text:p text:style-name="P7">client.create_load_balancer?</text:p>
      <text:h text:style-name="Heading_20_1" text:outline-level="1"><text:bookmark text:name="Creating-new-lb"/>Creating new lb</text:h>
      <text:p text:style-name="P7">client = boto3.client('elb','ap-south-1')</text:p>
      <text:p text:style-name="P8">response = client.create_load_balancer(</text:p>
      <text:p text:style-name="P8"><text:s text:c="4"/>Listeners=[</text:p>
      <text:p text:style-name="P8"><text:s text:c="8"/>{</text:p>
      <text:p text:style-name="P8"><text:s text:c="12"/>'InstancePort': 80,</text:p>
      <text:p text:style-name="P8"><text:s text:c="12"/>'InstanceProtocol': 'HTTP',</text:p>
      <text:p text:style-name="P8"><text:s text:c="12"/>'LoadBalancerPort': 80,</text:p>
      <text:p text:style-name="P8"><text:s text:c="12"/>'Protocol': 'HTTP',</text:p>
      <text:p text:style-name="P8"><text:s text:c="8"/>},</text:p>
      <text:p text:style-name="P8"><text:s text:c="4"/>],</text:p>
      <text:p text:style-name="P8"><text:s text:c="4"/>LoadBalancerName='web-lb',</text:p>
      <text:p text:style-name="P8"><text:s text:c="4"/>SecurityGroups=[ 'sg-5341053a'],</text:p>
      <text:p text:style-name="P8"><text:s text:c="4"/>#AvailabilityZones=['ap-south-1b','ap-south-1a'],</text:p>
      <text:p text:style-name="P8"><text:s text:c="4"/>Subnets=['subnet-27ef6d4e','subnet-b576b7f8']</text:p>
      <text:p text:style-name="P8">​)</text:p>
      <text:p text:style-name="P10"><text:span text:style-name="T1">​</text:span></text:p>
      <text:p text:style-name="P9"><text:span text:style-name="T1"/></text:p>
      <text:p text:style-name="P9"><text:span text:style-name="T1">response = client.register_instances_with_load_balancer(</text:span></text:p>
      <text:p text:style-name="P8"><text:s text:c="4"/>LoadBalancerName='my-load-balancer',</text:p>
      <text:p text:style-name="P8"><text:s text:c="4"/>Instances=[</text:p>
      <text:p text:style-name="P8"><text:s text:c="8"/>{</text:p>
      <text:p text:style-name="P8"><text:s text:c="12"/>'InstanceId': 'i-0c1836035571f18ac'</text:p>
      <text:p text:style-name="P8"><text:s text:c="8"/>},</text:p>
      <text:p text:style-name="P8"><text:s text:c="4"/>]</text:p>
      <text:p text:style-name="P11">)</text:p>
      <text:p text:style-name="P8"/>
      <text:p text:style-name="P7">elbList = boto3.client('elb','us-east-1')</text:p>
      <text:p text:style-name="P8">ec2 = boto3.resource('ec2','us-east-1')</text:p>
      <text:p text:style-name="P8">​</text:p>
      <text:p text:style-name="P8">bals = elbList.describe_load_balancers()</text:p>
      <text:p text:style-name="P8">for elb in bals['LoadBalancerDescriptions']:</text:p>
      <text:p text:style-name="P8"><text:s text:c="4"/>print('ELB DNS Name : ' + elb['DNSName'])</text:p>
      <text:p text:style-name="P8"><text:s text:c="4"/>for ec2Id in elb['Instances']:</text:p>
      <text:p text:style-name="P8"><text:s text:c="8"/>running_instances = \</text:p>
      <text:p text:style-name="P8"><text:s text:c="12"/>ec2.instances.filter(Filters=[{'Name': 'instance-state-name'</text:p>
      <text:p text:style-name="P8"><text:s text:c="33"/>, 'Values': ['running']},</text:p>
      <text:p text:style-name="P8"><text:s text:c="33"/>{'Name': 'instance-id',</text:p>
      <text:p text:style-name="P8"><text:s text:c="33"/>'Values': [ec2Id['InstanceId']]}])</text:p>
      <text:p text:style-name="P8"><text:s text:c="8"/>for instance in running_instances:</text:p>
      <text:p text:style-name="P11"><text:s text:c="12"/>print(" Instance : " + instance.public_dns_name);</text:p>
      <text:p text:style-name="P8"/>
      <text:p text:style-name="P8"/>
      <text:p text:style-name="Preformatted_20_Text">ELB DNS Name : my-load-balancer-2082511948.us-east-1.elb.amazonaws.com</text:p>
      <text:p text:style-name="P5"><text:s/>Instance : ec2-54-174-89-61.compute-1.amazonaws.com</text:p>
      <text:p text:style-name="P7">instances = ec2.instances.filter(Filters=[{'Name': 'tag:Name', 'Values': ['testec2']}])</text:p>
      <text:p text:style-name="P8">for instance in instances:</text:p>
      <text:p text:style-name="P11"><text:s text:c="2"/>print(instance.id)</text:p>
      <text:p text:style-name="P8"/>
      <text:p text:style-name="P8"/>
      <text:p text:style-name="Preformatted_20_Text">i-0fa478762a0b3eacb</text:p>
      <text:p text:style-name="P5">i-0c1836035571f18ac</text:p>
      <text:p text:style-name="P7"><text:soft-page-break/></text:p>
      <text:p text:style-name="P7">elb = boto3.client('elb','ap-south-1')</text:p>
      <text:p text:style-name="P8">ec2 = boto3.resource('ec2','ap-south-1')</text:p>
      <text:p text:style-name="P8">​</text:p>
      <text:p text:style-name="P8">​</text:p>
      <text:p text:style-name="P8">​</text:p>
      <text:p text:style-name="P8">​</text:p>
      <text:p text:style-name="P8">instances = ec2.instances.filter(Filters=[{'Name': 'tag:Name', 'Values': ['webserver']}])</text:p>
      <text:p text:style-name="P8">for instance in instances:</text:p>
      <text:p text:style-name="P8"><text:s text:c="6"/>elb.register_instances_with_load_balancer(</text:p>
      <text:p text:style-name="P8"><text:s text:c="6"/>LoadBalancerName='web-lb',Instances=[{'InstanceId': instance.id }])</text:p>
      <text:h text:style-name="Heading_20_1" text:outline-level="1"><text:bookmark text:name="List-all-elbs-and-instances"/>List all elbs and instances</text:h>
      <text:p text:style-name="P7">loadbalancers = elb.describe_load_balancers()</text:p>
      <text:p text:style-name="P8">for loadbalancer in loadbalancers['LoadBalancerDescriptions']:</text:p>
      <text:p text:style-name="P8"><text:s text:c="2"/>print('Elb Name <text:s text:c="6"/>:',loadbalancer['LoadBalancerName'])</text:p>
      <text:p text:style-name="P8"><text:s text:c="2"/>print('Elb Dna Name <text:s text:c="2"/>:',loadbalancer['DNSName'])</text:p>
      <text:p text:style-name="P8"><text:s text:c="2"/>print('Elb Instances <text:s/>:',[instance['InstanceId']for instance in loadbalancer['Instances']])</text:p>
      <text:p text:style-name="P8"><text:s text:c="2"/>print()</text:p>
      <text:p text:style-name="Preformatted_20_Text">Elb Name <text:s text:c="6"/>: web-lb</text:p>
      <text:p text:style-name="Preformatted_20_Text">Elb Dna Name <text:s text:c="2"/>: web-lb-342883105.ap-south-1.elb.amazonaws.com</text:p>
      <text:p text:style-name="Preformatted_20_Text">Elb Instances <text:s/>: ['i-0de995cd35d89e27c', 'i-0d6b4cf65cfe38ae8']</text:p>
      <text:p text:style-name="P4"/>
      <text:p text:style-name="P7">elb.describe_instance_health(LoadBalancerName='web-lb')</text:p>
      <text:p text:style-name="Preformatted_20_Text">{'InstanceStates': [{'Description': 'N/A',</text:p>
      <text:p text:style-name="Preformatted_20_Text"><text:s text:c="3"/>'InstanceId': 'i-0d6b4cf65cfe38ae8',</text:p>
      <text:p text:style-name="Preformatted_20_Text"><text:s text:c="3"/>'ReasonCode': 'N/A',</text:p>
      <text:p text:style-name="Preformatted_20_Text"><text:s text:c="3"/>'State': 'InService'},</text:p>
      <text:p text:style-name="Preformatted_20_Text"><text:s text:c="2"/>{'Description': 'N/A',</text:p>
      <text:p text:style-name="Preformatted_20_Text"><text:s text:c="3"/>'InstanceId': 'i-0de995cd35d89e27c',</text:p>
      <text:p text:style-name="Preformatted_20_Text"><text:s text:c="3"/>'ReasonCode': 'N/A',</text:p>
      <text:p text:style-name="Preformatted_20_Text"><text:s text:c="3"/>'State': 'InService'}],</text:p>
      <text:p text:style-name="Preformatted_20_Text"><text:s/>'ResponseMetadata': {'HTTPHeaders': {'content-length': '736',</text:p>
      <text:p text:style-name="Preformatted_20_Text"><text:s text:c="3"/>'content-type': 'text/xml',</text:p>
      <text:p text:style-name="Preformatted_20_Text"><text:s text:c="3"/>'date': 'Tue, 21 Nov 2017 10:18:11 GMT',</text:p>
      <text:p text:style-name="Preformatted_20_Text"><text:s text:c="3"/>'x-amzn-requestid': '47a87f8d-cea5-11e7-bf11-dd3e84945872'},</text:p>
      <text:p text:style-name="Preformatted_20_Text"><text:s text:c="2"/>'HTTPStatusCode': 200,</text:p>
      <text:p text:style-name="Preformatted_20_Text"><text:s text:c="2"/>'RequestId': '47a87f8d-cea5-11e7-bf11-dd3e84945872',</text:p>
      <text:p text:style-name="P4"><text:s text:c="2"/>'RetryAttempts': 0}}</text:p>
      <text:h text:style-name="Heading_20_1" text:outline-level="1"><text:bookmark text:name="Listing-all-instance-which-are-not-in-service"/>Listing all instance which are not in service</text:h>
      <text:p text:style-name="P7">for instanceStatus in elb.describe_instance_health(LoadBalancerName='web-lb')['InstanceStates']:</text:p>
      <text:p text:style-name="P8"><text:s text:c="2"/>if <text:s/>not instanceStatus['State'] == 'InService':</text:p>
      <text:p text:style-name="P8"><text:s text:c="6"/>print(instanceStatus['InstanceId'])</text:p>
      <text:p text:style-name="P4">i-0d6b4cf65cfe38ae8</text:p>
      <text:h text:style-name="Heading_20_1" text:outline-level="1"><text:bookmark text:name="Opening-new-ports"/>Opening new ports</text:h>
      <text:p text:style-name="P7"><text:s/>response = elb.create_load_balancer_listeners(</text:p>
      <text:p text:style-name="P8"><text:s text:c="6"/>LoadBalancerName='web-lb',</text:p>
      <text:p text:style-name="P8"><text:s text:c="6"/>Listeners=[</text:p>
      <text:p text:style-name="P8"><text:s text:c="10"/>{</text:p>
      <text:p text:style-name="P8"><text:soft-page-break/><text:s text:c="14"/>'Protocol': 'TCP',</text:p>
      <text:p text:style-name="P8"><text:s text:c="14"/>'LoadBalancerPort': 2020,</text:p>
      <text:p text:style-name="P8"><text:s text:c="14"/>'InstanceProtocol': 'TCP',</text:p>
      <text:p text:style-name="P8"><text:s text:c="14"/>'InstancePort': 22</text:p>
      <text:p text:style-name="P8"><text:s text:c="10"/>},</text:p>
      <text:p text:style-name="P8"><text:s text:c="6"/>]</text:p>
      <text:p text:style-name="P8"><text:s text:c="2"/>)</text:p>
      <text:p text:style-name="P7">response</text:p>
      <text:p text:style-name="Preformatted_20_Text">{'ResponseMetadata': {'HTTPHeaders': {'content-length': '289',</text:p>
      <text:p text:style-name="Preformatted_20_Text"><text:s text:c="3"/>'content-type': 'text/xml',</text:p>
      <text:p text:style-name="Preformatted_20_Text"><text:s text:c="3"/>'date': 'Tue, 21 Nov 2017 10:28:14 GMT',</text:p>
      <text:p text:style-name="Preformatted_20_Text"><text:s text:c="3"/>'x-amzn-requestid': 'aeb57507-cea6-11e7-9cd2-914e8846798e'},</text:p>
      <text:p text:style-name="Preformatted_20_Text"><text:s text:c="2"/>'HTTPStatusCode': 200,</text:p>
      <text:p text:style-name="Preformatted_20_Text"><text:s text:c="2"/>'RequestId': 'aeb57507-cea6-11e7-9cd2-914e8846798e',</text:p>
      <text:p text:style-name="P4"><text:s text:c="2"/>'RetryAttempts': 0}}</text:p>
      <text:h text:style-name="Heading_20_1" text:outline-level="1"><text:bookmark text:name="Removing-Listning-port-from-lb"/>Removing Listning port from lb</text:h>
      <text:p text:style-name="P7">response = elb.delete_load_balancer_listeners(</text:p>
      <text:p text:style-name="P8"><text:s text:c="6"/>LoadBalancerName='web-lb',</text:p>
      <text:p text:style-name="P8"><text:s text:c="6"/>LoadBalancerPorts=[</text:p>
      <text:p text:style-name="P8"><text:s text:c="10"/>2020</text:p>
      <text:p text:style-name="P8"><text:s text:c="6"/>]</text:p>
      <text:p text:style-name="P8"><text:s text:c="2"/>)</text:p>
      <text:p text:style-name="P7">response</text:p>
      <text:p text:style-name="P8">​</text:p>
      <text:p text:style-name="Preformatted_20_Text">{'ResponseMetadata': {'HTTPHeaders': {'content-length': '289',</text:p>
      <text:p text:style-name="Preformatted_20_Text"><text:s text:c="3"/>'content-type': 'text/xml',</text:p>
      <text:p text:style-name="Preformatted_20_Text"><text:s text:c="3"/>'date': 'Tue, 21 Nov 2017 10:37:47 GMT',</text:p>
      <text:p text:style-name="Preformatted_20_Text"><text:s text:c="3"/>'x-amzn-requestid': '0441ad04-cea8-11e7-bf11-dd3e84945872'},</text:p>
      <text:p text:style-name="Preformatted_20_Text"><text:s text:c="2"/>'HTTPStatusCode': 200,</text:p>
      <text:p text:style-name="Preformatted_20_Text"><text:s text:c="2"/>'RequestId': '0441ad04-cea8-11e7-bf11-dd3e84945872',</text:p>
      <text:p text:style-name="P4"><text:s text:c="2"/>'RetryAttempts': 0}}</text:p>
      <text:h text:style-name="Heading_20_1" text:outline-level="1"><text:bookmark text:name="Delete-Instance-from-lb"/>Delete Instance from lb</text:h>
      <text:p text:style-name="P7">elb.deregister_instances_from_load_balancer?</text:p>
      <text:p text:style-name="P7">response = elb.deregister_instances_from_load_balancer(</text:p>
      <text:p text:style-name="P8"><text:s text:c="6"/>LoadBalancerName='web-lb',</text:p>
      <text:p text:style-name="P8"><text:s text:c="6"/>Instances=[</text:p>
      <text:p text:style-name="P8"><text:s text:c="10"/>{</text:p>
      <text:p text:style-name="P8"><text:s text:c="14"/>'InstanceId': 'i-0de995cd35d89e27c'</text:p>
      <text:p text:style-name="P8"><text:s text:c="10"/>},</text:p>
      <text:p text:style-name="P8"><text:s text:c="6"/>]</text:p>
      <text:p text:style-name="P8"><text:s text:c="2"/>)</text:p>
      <text:p text:style-name="P7">response</text:p>
      <text:p text:style-name="Preformatted_20_Text">{'Instances': [{'InstanceId': 'i-0d6b4cf65cfe38ae8'}],</text:p>
      <text:p text:style-name="Preformatted_20_Text"><text:s/>'ResponseMetadata': {'HTTPHeaders': {'content-length': '476',</text:p>
      <text:p text:style-name="Preformatted_20_Text"><text:s text:c="3"/>'content-type': 'text/xml',</text:p>
      <text:p text:style-name="Preformatted_20_Text"><text:s text:c="3"/>'date': 'Tue, 21 Nov 2017 10:42:07 GMT',</text:p>
      <text:p text:style-name="Preformatted_20_Text"><text:s text:c="3"/>'x-amzn-requestid': '9ef76388-cea8-11e7-af4d-133ffa05f573'},</text:p>
      <text:p text:style-name="Preformatted_20_Text"><text:s text:c="2"/>'HTTPStatusCode': 200,</text:p>
      <text:p text:style-name="Preformatted_20_Text"><text:s text:c="2"/>'RequestId': '9ef76388-cea8-11e7-af4d-133ffa05f573',</text:p>
      <text:p text:style-name="P4"><text:s text:c="2"/>'RetryAttempts': 0}}</text:p>
      <text:p text:style-name="P6"><text:span text:style-name="T1">el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16:38.958317805</meta:creation-date>
    <dc:date>2017-11-24T21:24:39.866065119</dc:date>
    <meta:editing-duration>PT8M1S</meta:editing-duration>
    <meta:editing-cycles>1</meta:editing-cycles>
    <meta:document-statistic meta:table-count="0" meta:image-count="0" meta:object-count="0" meta:page-count="3" meta:paragraph-count="146" meta:word-count="348" meta:character-count="4960" meta:non-whitespace-character-count="4155"/>
    <meta:generator>LibreOffice/5.1.6.2$Linux_X86_64 LibreOffice_project/10m0$Build-2</meta:generator>
  </office:meta>
</office:document-meta>
</file>